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, serif"/>
  </office:font-face-decls>
  <office:automatic-styles>
    <style:style style:name="co1" style:family="table-column">
      <style:table-column-properties fo:break-before="auto" style:column-width="3.821cm"/>
    </style:style>
    <style:style style:name="co2" style:family="table-column">
      <style:table-column-properties fo:break-before="auto" style:column-width="17.9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1" style:family="text">
      <style:text-properties fo:font-weight="normal" style:text-underline-style="none" style:text-underline-color="font-color" style:text-line-through-type="none" fo:font-style="normal" style:letter-kerning="true" fo:language="cs" fo:country="CZ" style:language-asian="zh" style:country-asian="CN" style:language-complex="hi" style:country-complex="IN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pořadové číslo</text:p>
          </table:table-cell>
          <table:table-cell table:style-name="Default" office:value-type="string" calcext:value-type="string">
            <text:p>popis</text:p>
          </table:table-cell>
          <table:table-cell office:value-type="string" calcext:value-type="string">
            <text:p>Zdroj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Pozůstatky pracovně-výchovného tábora určeného pro židovské míšence či smíšená manželství </text:span></text:p>
          </table:table-cell>
          <table:table-cell office:value-type="string" calcext:value-type="string">
            <text:p>Dáša Zouharová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1">Pozůstatky pracovně-výchovného tábora určeného pro židovské míšence či smíšená manželství </text:span></text:p>
          </table:table-cell>
          <table:table-cell office:value-type="string" calcext:value-type="string">
            <text:p>Dáša Zouharová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1">Pozůstatky pracovně-výchovného tábora určeného pro židovské míšence či smíšená manželství </text:span></text:p>
          </table:table-cell>
          <table:table-cell office:value-type="string" calcext:value-type="string">
            <text:p>Dáša Zouharová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Pozůstatky pracovně-výchovného tábora určeného pro židovské míšence či smíšená manželství </text:span></text:p>
          </table:table-cell>
          <table:table-cell office:value-type="string" calcext:value-type="string">
            <text:p>Dáša Zouharová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Pozůstatky pracovně-výchovného tábora určeného pro židovské míšence či smíšená manželství </text:span></text:p>
          </table:table-cell>
          <table:table-cell office:value-type="string" calcext:value-type="string">
            <text:p>Dáša Zouharová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1">Pozůstatky pracovně-výchovného tábora určeného pro židovské míšence či smíšená manželství </text:span></text:p>
          </table:table-cell>
          <table:table-cell office:value-type="string" calcext:value-type="string">
            <text:p>Dáša Zouharová</text:p>
          </table:table-cell>
        </table:table-row>
        <table:table-row table:style-name="ro3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, serif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1">00.00.0000</text:date>, <text:time style:data-style-name="N2" text:time-value="11:04:21.580091600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8T15:12:39.045112100</meta:creation-date>
    <dc:date>2025-10-31T11:05:14.037060600</dc:date>
    <meta:editing-duration>PT5M24S</meta:editing-duration>
    <meta:editing-cycles>4</meta:editing-cycles>
    <meta:generator>LibreOffice/25.2.6.2$Windows_X86_64 LibreOffice_project/729c5bfe710f5eb71ed3bbde9e06a6065e9c6c5d</meta:generator>
    <meta:document-statistic meta:table-count="1" meta:cell-count="21" meta:object-count="0"/>
  </office:meta>
</office:document-meta>
</file>